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16.1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ocai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Estabelecimento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Essenc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o shell - posto catedral ltda</text:p>
          </table:table-cell>
          <table:table-cell table:style-name="ce3"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Posto+Shell/@-22.9134795,-43.1811993,21z/data=!4m5!3m4!1s0x997f64ea236995:0x6e818c101a47f1b1!8m2!3d-22.913457!4d-43.18104" xlink:type="simple">https://www.google.com/maps/place/Posto+Shell/@-22.9134795,-43.1811993,21z/data=!4m5!3m4!1s0x997f64ea236995:0x6e818c101a47f1b1!8m2!3d-22.913457!4d-43.18104</text:a></text:p>
          </table:table-cell>
          <table:table-cell office:value-type="string" calcext:value-type="string">
            <text:p>Os pontos próximos não foram mapeados pela API</text:p>
          </table:table-cell>
        </table:table-row>
        <table:table-row table:style-name="ro2">
          <table:table-cell office:value-type="string" calcext:value-type="string">
            <text:p>Drogarias Pachec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base samoc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matologia Santa Teresa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rmácia Santa Teresa</text:p>
          </table:table-cell>
          <table:table-cell table:style-name="ce3" office:value-type="string" calcext:value-type="string">
            <text:p>Essenciais, Saúde, 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neumologia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ctologia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Da Ordem Do Carmo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a De Saúde Saint Roman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radi - Delegacia De Crimes Raciais E Delitos De Intolerância</text:p>
          </table:table-cell>
          <table:table-cell office:value-type="string" calcext:value-type="string">
            <text:p>Serviço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DECRADI+-+Delegacia+de+Crimes+Raciais+e+Delitos+de+Intolerância/@-22.9126275,-43.1821657,20z/data=!4m5!3m4!1s0x997f3104219a39:0x41d3d5aa3d5bf49e!8m2!3d-22.912449!4d-43.1817292" xlink:type="simple">https://www.google.com/maps/place/DECRADI+-+Delegacia+de+Crimes+Raciais+e+Delitos+de+Intoler%C3%A2ncia/@-22.9126275,-43.1821657,20z/data=!4m5!3m4!1s0x997f3104219a39:0x41d3d5aa3d5bf49e!8m2!3d-22.912449!4d-43.1817292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Hotel Canino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R.+Santa+Cristina,+85+-+Santa+Teresa,+Rio+de+Janeiro+-+RJ,+20241-250/@-22.9219768,-43.1831744,20z/data=!4m5!3m4!1s0x997f7848e0e315:0xbc4463d10f94428d!8m2!3d-22.9217137!4d-43.1829833" xlink:type="simple">https://www.google.com/maps/place/R.+Santa+Cristina,+85+-+Santa+Teresa,+Rio+de+Janeiro+-+RJ,+20241-250/@-22.9219768,-43.1831744,20z/data=!4m5!3m4!1s0x997f7848e0e315:0xbc4463d10f94428d!8m2!3d-22.9217137!4d-43.1829833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Big Market Supermercados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mercados Mundial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markets Mega Market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o Mecânico</text:p>
          </table:table-cell>
          <table:table-cell office:value-type="string" calcext:value-type="string">
            <text:p>Serviço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Paulo+mecânico/@-22.9236105,-43.175313,21z/data=!4m13!1m7!3m6!1s0x997f7e2f438b45:0x8596a64a27f631b!2sR.+Barão+de+Guaratiba,+168+-+Glória,+Rio+de+Janeiro+-+RJ,+22211-150!3b1!8m2!3d-22.9233633!4d-43.1750767!3m4!1s0x997fa5b033275b:0x1d63dacf6513e4d2!8m2!3d-22.9236034!4d-43.1751839" xlink:type="simple">https://www.google.com/maps/place/Paulo+mec%C3%A2nico/@-22.9236105,-43.175313,21z/data=!4m13!1m7!3m6!1s0x997f7e2f438b45:0x8596a64a27f631b!2sR.+Bar%C3%A3o+de+Guaratiba,+168+-+Gl%C3%B3ria,+Rio+de+Janeiro+-+RJ,+22211-150!3b1!8m2!3d-22.9233633!4d-43.1750767!3m4!1s0x997fa5b033275b:0x1d63dacf6513e4d2!8m2!3d-22.9236034!4d-43.1751839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Drogarias Pachec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Max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 Brasil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icom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R.+do+Russel,+804+-+Glória,+Rio+de+Janeiro+-+RJ,+22210-010/@-22.9241383,-43.1731964,21z/data=!4m5!3m4!1s0x9981d5a4c19067:0x69084b62adb93875!8m2!3d-22.9240417!4d-43.1731109" xlink:type="simple">https://www.google.com/maps/place/R.+do+Russel,+804+-+Gl%C3%B3ria,+Rio+de+Janeiro+-+RJ,+22210-010/@-22.9241383,-43.1731964,21z/data=!4m5!3m4!1s0x9981d5a4c19067:0x69084b62adb93875!8m2!3d-22.9240417!4d-43.1731109</text:a></text:p>
          </table:table-cell>
          <table:table-cell office:value-type="string" calcext:value-type="string">
            <text:p>Os pontos próximos não foram mapeados pela API</text:p>
          </table:table-cell>
        </table:table-row>
        <table:table-row table:style-name="ro2">
          <table:table-cell office:value-type="string" calcext:value-type="string">
            <text:p>Cng Station Gloria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Posto+Gnv+Gloria/@-22.9218231,-43.1728986,20z/data=!4m5!3m4!1s0x9981d67e487389:0x86d7b92ef2b8c7ac!8m2!3d-22.9219022!4d-43.1725499" xlink:type="simple">https://www.google.com/maps/place/Posto+Gnv+Gloria/@-22.9218231,-43.1728986,20z/data=!4m5!3m4!1s0x9981d67e487389:0x86d7b92ef2b8c7ac!8m2!3d-22.9219022!4d-43.1725499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Posto Petrobras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search/Posto+Petrobras/@-22.9219245,-43.1722941,21z" xlink:type="simple">https://www.google.com/maps/search/Posto+Petrobras/@-22.9219245,-43.1722941,21z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Movida Marina Glória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search/Movida+Marina+Glória/@-22.9199757,-43.1702614,21z" xlink:type="simple">https://www.google.com/maps/search/Movida+Marina+Gl%C3%B3ria/@-22.9199757,-43.1702614,21z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Ccbr / Ibpclin - Instituto Brasil De Pesquisa Clínica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ial Care Grupo Intensivista Multidisciplinar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Glória D'or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 Ludovicopital Instituto Pedro</text:p>
          </table:table-cell>
          <table:table-cell table:style-name="ce3" office:value-type="string" calcext:value-type="string">
            <text:p>Essenciais, 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markets Princess - Catete</text:p>
          </table:table-cell>
          <table:table-cell table:style-name="ce3" office:value-type="string" calcext:value-type="string">
            <text:p>Essenciais, Alimentação, 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e Ultra Mercado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cadez Supermercado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- Mercadinho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piranga - Posto Dom Pedro Ii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Ipiranga+-+Posto+Dom+Pedro+II/@-22.9324276,-43.1819675,21z/data=!4m5!3m4!1s0x997f85a1bab04d:0xa554fda7994e2ee8!8m2!3d-22.932394!4d-43.181817" xlink:type="simple">https://www.google.com/maps/place/Ipiranga+-+Posto+Dom+Pedro+II/@-22.9324276,-43.1819675,21z/data=!4m5!3m4!1s0x997f85a1bab04d:0xa554fda7994e2ee8!8m2!3d-22.932394!4d-43.181817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Drogarias Tambaú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 Raia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 Cristal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o Shell - Posto Palacio Guanabara Ltda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Posto+Shell+-+Posto+Palacio+Guanabara+Ltda/@-22.9357763,-43.1839435,21z/data=!4m5!3m4!1s0x997f8e2fec1c29:0xbaf6de38088ad751!8m2!3d-22.9357402!4d-43.1838815" xlink:type="simple">https://www.google.com/maps/place/Posto+Shell+-+Posto+Palacio+Guanabara+Ltda/@-22.9357763,-43.1839435,21z/data=!4m5!3m4!1s0x997f8e2fec1c29:0xbaf6de38088ad751!8m2!3d-22.9357402!4d-43.1838815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Clinical Enio Serra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 Rio Laranjeiras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ernidade Escola Da Ufrj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tro Médico Paysandu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greja Universal Do Reino De Bass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derme Farmácia De Manipulaçã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tifruti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ji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ncesa Supermercados - Laranjeiras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tra Supermarket</text:p>
          </table:table-cell>
          <table:table-cell office:value-type="string" calcext:value-type="string">
            <text:p>Essenciais, Alimentação, Loja, Serviço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icina Colorado</text:p>
          </table:table-cell>
          <table:table-cell office:value-type="string" calcext:value-type="string">
            <text:p>Serviço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Oficina+Colorado/@-22.9384682,-43.1782146,21z/data=!4m5!3m4!1s0x997f896cbe31fb:0x45723e55a389f7ff!8m2!3d-22.9384129!4d-43.1781405" xlink:type="simple">https://www.google.com/maps/place/Oficina+Colorado/@-22.9384682,-43.1782146,21z/data=!4m5!3m4!1s0x997f896cbe31fb:0x45723e55a389f7ff!8m2!3d-22.9384129!4d-43.1781405</text:a></text:p>
          </table:table-cell>
          <table:table-cell office:value-type="string" calcext:value-type="string">
            <text:p>Os pontos próximos não foram mapeados pela API, e o raio do estabelecimento é maior do que 10 m</text:p>
          </table:table-cell>
        </table:table-row>
        <table:table-row table:style-name="ro2">
          <table:table-cell office:value-type="string" calcext:value-type="string">
            <text:p>Drogasmil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o Shell - Posto De Lubrif Comodoro Ltda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Posto+Shell+-+Posto+De+Lubrif+Comodoro+Ltda/@-22.9335408,-43.1765954,21z/data=!4m5!3m4!1s0x997f87af935f71:0x40af139f4a89da9a!8m2!3d-22.933467!4d-43.176589" xlink:type="simple">https://www.google.com/maps/place/Posto+Shell+-+Posto+De+Lubrif+Comodoro+Ltda/@-22.9335408,-43.1765954,21z/data=!4m5!3m4!1s0x997f87af935f71:0x40af139f4a89da9a!8m2!3d-22.933467!4d-43.176589</text:a></text:p>
          </table:table-cell>
          <table:table-cell office:value-type="string" calcext:value-type="string">
            <text:p>A distancia até o primo estabelecimento é maio de 15 m</text:p>
          </table:table-cell>
        </table:table-row>
        <table:table-row table:style-name="ro2">
          <table:table-cell office:value-type="string" calcext:value-type="string">
            <text:p>Quintessência Homeopatia E Manipulação Flameng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 Extra - Largo Do Machad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Pachec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Riofarma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 Venanci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Riofarma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Pachec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 Farma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Pachec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Pachec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 Raia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Max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dv Brasil Combustíveis E Lubrificantes Ltda.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PDV+Brasil+Combustíveis+e+lubrificantes+Ltda./@-22.9300401,-43.1747408,21z/data=!4m5!3m4!1s0x99802a754ceaf5:0xc681ff5f4d13ecf0!8m2!3d-22.9300108!4d-43.1746647" xlink:type="simple">https://www.google.com/maps/place/PDV+Brasil+Combust%C3%ADveis+e+lubrificantes+Ltda./@-22.9300401,-43.1747408,21z/data=!4m5!3m4!1s0x99802a754ceaf5:0xc681ff5f4d13ecf0!8m2!3d-22.9300108!4d-43.1746647</text:a></text:p>
          </table:table-cell>
          <table:table-cell office:value-type="string" calcext:value-type="string">
            <text:p>Os estabelecimentos mais próximos não foram mapeados pela API</text:p>
          </table:table-cell>
        </table:table-row>
        <table:table-row table:style-name="ro2">
          <table:table-cell office:value-type="string" calcext:value-type="string">
            <text:p>Posto Petrobras</text:p>
          </table:table-cell>
          <table:table-cell office:value-type="string" calcext:value-type="string">
            <text:p>Loja, Serviço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search/posto+petrobras,+Avenida+Infante+Dom+Henrique,+S%2FN+-+Flamengo,+Rio+de+Janeiro/@-22.9307963,-43.1736039,20z" xlink:type="simple">https://www.google.com/maps/search/posto+petrobras,+Avenida+Infante+Dom+Henrique,+S%2FN+-+Flamengo,+Rio+de+Janeiro/@-22.9307963,-43.1736039,20z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Hudson Bilú - Mecânico</text:p>
          </table:table-cell>
          <table:table-cell office:value-type="string" calcext:value-type="string">
            <text:p>Loj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google.com/maps/place/Hudson+Bilú+-+Mecânico/@-22.9364518,-43.1784115,21z/data=!4m5!3m4!1s0x997ff877b11c19:0x4a560e07a55187ca!8m2!3d-22.9364676!4d-43.178387" xlink:type="simple">https://www.google.com/maps/place/Hudson+Bil%C3%BA+-+Mec%C3%A2nico/@-22.9364518,-43.1784115,21z/data=!4m5!3m4!1s0x997ff877b11c19:0x4a560e07a55187ca!8m2!3d-22.9364676!4d-43.178387</text:a></text:p>
          </table:table-cell>
          <table:table-cell office:value-type="string" calcext:value-type="string">
            <text:p>Nada próximo</text:p>
          </table:table-cell>
        </table:table-row>
        <table:table-row table:style-name="ro2">
          <table:table-cell office:value-type="string" calcext:value-type="string">
            <text:p>Vaccini - Clínica De Vacinação | Largo Do Machado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ineuroclínica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tro Da Saúde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tro Médico E Reabilitação Susive Ltda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Ambrosio Consult</text:p>
          </table:table-cell>
          <table:table-cell office:value-type="string" calcext:value-type="string">
            <text:p>Essenciais, Saú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quimia Farmácia De Manipulação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ifarma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s Mil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garia Extra</text:p>
          </table:table-cell>
          <table:table-cell office:value-type="string" calcext:value-type="string">
            <text:p>Essenciais, Saúde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na Sul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tifruti</text:p>
          </table:table-cell>
          <table:table-cell table:style-name="ce3" office:value-type="string" calcext:value-type="string">
            <text:p>Essenciais, Alimentação, 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g Market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mercado Zona Sul - Laranjeiras - Rua Esteves Júnior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ão De Açúcar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ncesa Supermercados - Flamengo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Crostatina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rópole Mercado</text:p>
          </table:table-cell>
          <table:table-cell office:value-type="string" calcext:value-type="string">
            <text:p>Essenciais, Alimentação, Loj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6" office:value-type="string" calcext:value-type="string">
            <text:p>Total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" office:value-type="string" calcext:value-type="string">
            <text:p>Total de Essenciais</text:p>
          </table:table-cell>
          <table:table-cell table:formula="of:=SUM([.C2:.C81])" office:value-type="float" office:value="65" calcext:value-type="float">
            <text:p>65</text:p>
          </table:table-cell>
          <table:table-cell table:style-name="ce8" table:formula="of:=[.C84]/[.C83]" office:value-type="percentage" office:value="0.8125" calcext:value-type="percentage">
            <text:p>81,25%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/>
          <table:table-cell table:style-name="ce7" office:value-type="string" calcext:value-type="string">
            <text:p>Local que nunca abriu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Ngn Estética</text:p>
          </table:table-cell>
          <table:table-cell table:style-name="ce1" office:value-type="string" calcext:value-type="string">
            <text:p><text:a xlink:href="https://www.google.com/maps/place/NGN+Estética/@-22.93134,-43.178577,21z/data=!4m5!3m4!1s0x997f86a1a6d9eb:0x5f2d3fb3a8870c4f!8m2!3d-22.9312755!4d-43.1785545" xlink:type="simple">https://www.google.com/maps/place/NGN+Est%C3%A9tica/@-22.93134,-43.178577,21z/data=!4m5!3m4!1s0x997f86a1a6d9eb:0x5f2d3fb3a8870c4f!8m2!3d-22.9312755!4d-43.1785545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2:43:29.192412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7-12T17:05:18.489172925</dc:date>
    <meta:editing-duration>PT32M40S</meta:editing-duration>
    <meta:editing-cycles>4</meta:editing-cycles>
    <meta:generator>LibreOffice/6.4.5.2$Linux_X86_64 LibreOffice_project/1ed6aca320d7f4d82924e6cec66e4f7527376448</meta:generator>
    <meta:document-statistic meta:table-count="1" meta:cell-count="281" meta:object-count="0"/>
  </office:meta>
</office:document-meta>
</file>